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45.16pt"/>
    </style:style>
    <style:style style:name="co6" style:family="table-column">
      <style:table-column-properties fo:break-before="auto" style:column-width="46.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um. de Ranks: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Tempos (s):</text:p>
          </table:table-cell>
          <table:table-cell table:style-name="ce3" office:value-type="float" office:value="31.657" calcext:value-type="float">
            <text:p>31.66</text:p>
          </table:table-cell>
          <table:table-cell table:style-name="ce3" office:value-type="float" office:value="15.981" calcext:value-type="float">
            <text:p>15.98</text:p>
          </table:table-cell>
          <table:table-cell table:style-name="ce3" office:value-type="float" office:value="9.299" calcext:value-type="float">
            <text:p>9.30</text:p>
          </table:table-cell>
          <table:table-cell table:style-name="ce3" office:value-type="float" office:value="7.553" calcext:value-type="float">
            <text:p>7.55</text:p>
          </table:table-cell>
          <table:table-cell table:style-name="ce7" office:value-type="float" office:value="8.19" calcext:value-type="float">
            <text:p>8.19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Speedup: </text:p>
          </table:table-cell>
          <table:table-cell table:style-name="ce4" table:formula="of:=[.$C$3]/[.C3]" office:value-type="float" office:value="1" calcext:value-type="float">
            <text:p>1.00</text:p>
          </table:table-cell>
          <table:table-cell table:style-name="ce4" table:formula="of:=[.$C$3]/[.D3]" office:value-type="float" office:value="1.98091483636819" calcext:value-type="float">
            <text:p>1.98</text:p>
          </table:table-cell>
          <table:table-cell table:style-name="ce4" table:formula="of:=[.$C$3]/[.E3]" office:value-type="float" office:value="3.40434455317776" calcext:value-type="float">
            <text:p>3.40</text:p>
          </table:table-cell>
          <table:table-cell table:style-name="ce4" table:formula="of:=[.$C$3]/[.F3]" office:value-type="float" office:value="4.191314709387" calcext:value-type="float">
            <text:p>4.19</text:p>
          </table:table-cell>
          <table:table-cell table:style-name="ce8" table:formula="of:=[.$C$3]/[.G3]" office:value-type="float" office:value="3.86532356532357" calcext:value-type="float">
            <text:p>3.87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Eficiencia:</text:p>
          </table:table-cell>
          <table:table-cell table:style-name="ce5" table:formula="of:=[.C4]/[.C2]" office:value-type="float" office:value="1" calcext:value-type="float">
            <text:p>1.00</text:p>
          </table:table-cell>
          <table:table-cell table:style-name="ce5" table:formula="of:=[.D4]/[.D2]" office:value-type="float" office:value="0.990457418184094" calcext:value-type="float">
            <text:p>0.99</text:p>
          </table:table-cell>
          <table:table-cell table:style-name="ce5" table:formula="of:=[.E4]/[.E2]" office:value-type="float" office:value="0.85108613829444" calcext:value-type="float">
            <text:p>0.85</text:p>
          </table:table-cell>
          <table:table-cell table:style-name="ce5" table:formula="of:=[.F4]/[.F2]" office:value-type="float" office:value="0.523914338673375" calcext:value-type="float">
            <text:p>0.52</text:p>
          </table:table-cell>
          <table:table-cell table:style-name="ce9" table:formula="of:=[.G4]/[.G2]" office:value-type="float" office:value="0.241582722832723" calcext:value-type="float">
            <text:p>0.2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float" office:value="31.657" calcext:value-type="float">
            <text:p>31.66</text:p>
          </table:table-cell>
          <table:table-cell table:style-name="ce4" table:formula="of:=[.$C$3]/[.D8]" office:value-type="float" office:value="1" calcext:value-type="float">
            <text:p>1.00</text:p>
          </table:table-cell>
          <table:table-cell table:style-name="ce5" table:formula="of:=[.E8]/[.C8]" office:value-type="float" office:value="1" calcext:value-type="float">
            <text:p>1.00</text:p>
          </table:table-cell>
          <table:table-cell table:style-name="ce6"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office:value-type="float" office:value="15.981" calcext:value-type="float">
            <text:p>15.98</text:p>
          </table:table-cell>
          <table:table-cell table:style-name="ce4" table:formula="of:=[.$C$3]/[.D9]" office:value-type="float" office:value="1.98091483636819" calcext:value-type="float">
            <text:p>1.98</text:p>
          </table:table-cell>
          <table:table-cell table:style-name="ce5" table:formula="of:=[.E9]/[.C9]" office:value-type="float" office:value="0.990457418184094" calcext:value-type="float">
            <text:p>0.99</text:p>
          </table:table-cell>
          <table:table-cell table:style-name="ce6" office:value-type="float" office:value="0.3" calcext:value-type="float">
            <text:p>0.3</text:p>
            <draw:frame table:end-cell-address="Página1.N27" table:end-x="21.88pt" table:end-y="3.74pt" draw:z-index="0" draw:name="Chart 1" draw:style-name="gr1" draw:text-style-name="P1" svg:width="449.97pt" svg:height="278.22pt" svg:x="43.51pt" svg:y="9.01pt">
              <draw:object draw:notify-on-update-of-ranges="Página1.C8:Página1.C12 Página1.D8:Página1.D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Página1.T27" table:end-x="18.94pt" table:end-y="3.74pt" draw:z-index="1" draw:name="Chart 2" draw:style-name="gr1" draw:text-style-name="P1" svg:width="449.97pt" svg:height="278.22pt" svg:x="60.01pt" svg:y="9.01pt">
              <draw:object draw:notify-on-update-of-ranges="Página1.C8:Página1.C12 Página1.E8:Página1.E12 Página1.C8:Página1.C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Página1.Z27" table:end-x="14.43pt" table:end-y="3.74pt" draw:z-index="2" draw:name="Chart 3" draw:style-name="gr1" draw:text-style-name="P1" svg:width="449.97pt" svg:height="278.22pt" svg:x="55.5pt" svg:y="9.01pt">
              <draw:object draw:notify-on-update-of-ranges="Página1.C8:Página1.C12 Página1.F8:Página1.F12 Página1.G8:Página1.G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3" office:value-type="float" office:value="9.299" calcext:value-type="float">
            <text:p>9.30</text:p>
          </table:table-cell>
          <table:table-cell table:style-name="ce4" table:formula="of:=[.$C$3]/[.D10]" office:value-type="float" office:value="3.40434455317776" calcext:value-type="float">
            <text:p>3.40</text:p>
          </table:table-cell>
          <table:table-cell table:style-name="ce5" table:formula="of:=[.E10]/[.C10]" office:value-type="float" office:value="0.85108613829444" calcext:value-type="float">
            <text:p>0.85</text:p>
          </table:table-cell>
          <table:table-cell table:style-name="ce6"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3" office:value-type="float" office:value="7.553" calcext:value-type="float">
            <text:p>7.55</text:p>
          </table:table-cell>
          <table:table-cell table:style-name="ce4" table:formula="of:=[.$C$3]/[.D11]" office:value-type="float" office:value="4.191314709387" calcext:value-type="float">
            <text:p>4.19</text:p>
          </table:table-cell>
          <table:table-cell table:style-name="ce5" table:formula="of:=[.E11]/[.C11]" office:value-type="float" office:value="0.523914338673375" calcext:value-type="float">
            <text:p>0.52</text:p>
          </table:table-cell>
          <table:table-cell table:style-name="ce6"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7" office:value-type="float" office:value="8.19" calcext:value-type="float">
            <text:p>8.19</text:p>
          </table:table-cell>
          <table:table-cell table:style-name="ce8" table:formula="of:=[.$C$3]/[.D12]" office:value-type="float" office:value="3.86532356532357" calcext:value-type="float">
            <text:p>3.87</text:p>
          </table:table-cell>
          <table:table-cell table:style-name="ce9" table:formula="of:=[.E12]/[.C12]" office:value-type="float" office:value="0.241582722832723" calcext:value-type="float">
            <text:p>0.24</text:p>
          </table:table-cell>
          <table:table-cell table:style-name="ce6" office:value-type="float" office:value="0.3" calcext:value-type="float">
            <text:p>0.3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Página1.C8:Página1.D12" chart:data-source-has-labels="column" svg:x="1.377cm" svg:y="0.196cm" svg:width="11.329cm" svg:height="8.394cm">
          <chartooo:coordinate-region svg:x="1.848cm" svg:y="0.395cm" svg:width="10.671cm" svg:height="7.698cm"/>
          <chart:axis chart:dimension="x" chart:name="primary-x" chart:style-name="ch4" chartooo:axis-type="text">
            <chart:title svg:x="5.68cm" svg:y="8.787cm" chart:style-name="ch5">
              <text:p>N processadores</text:p>
            </chart:title>
            <chart:categories table:cell-range-address="Página1.C8:Página1.C12"/>
          </chart:axis>
          <chart:axis chart:dimension="y" chart:name="primary-y" chart:style-name="ch6">
            <chart:title svg:x="0.451cm" svg:y="5.225cm" chart:style-name="ch7">
              <text:p>Segundos</text:p>
            </chart:title>
            <chart:grid chart:style-name="ch8" chart:class="major"/>
          </chart:axis>
          <chart:series chart:style-name="ch9" chart:values-cell-range-address="Página1.D8:Página1.D1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ágina1.C8:Página1.C12</svg:desc>
                </draw:g>
              </table:table-cell>
              <table:table-cell office:value-type="float" office:value="31.657">
                <text:p>31.657</text:p>
                <draw:g>
                  <svg:desc>Página1.D8:Página1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981">
                <text:p>15.9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299">
                <text:p>9.2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53">
                <text:p>7.5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19">
                <text:p>8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ccccc" draw:fill-color="#cccccc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column-mapping="0" chart:style-name="ch1">
        <chart:legend chart:legend-position="end" svg:x="13.023cm" svg:y="4.36cm" style:legend-expansion="high" chart:style-name="ch2"/>
        <chart:plot-area chart:style-name="ch3" table:cell-range-address="Página1.C8:Página1.C12 Página1.E8:Página1.E12" chart:data-source-has-labels="column" svg:x="1.377cm" svg:y="0.196cm" svg:width="11.329cm" svg:height="8.394cm">
          <chartooo:coordinate-region svg:x="1.663cm" svg:y="0.395cm" svg:width="10.671cm" svg:height="7.698cm"/>
          <chart:axis chart:dimension="x" chart:name="primary-x" chart:style-name="ch4" chartooo:axis-type="text">
            <chart:title svg:x="5.68cm" svg:y="8.787cm" chart:style-name="ch5">
              <text:p>N processadores</text:p>
            </chart:title>
            <chart:categories table:cell-range-address="Página1.C8:Página1.C12"/>
          </chart:axis>
          <chart:axis chart:dimension="y" chart:name="primary-y" chart:style-name="ch6">
            <chart:title svg:x="0.451cm" svg:y="5.132cm" chart:style-name="ch7">
              <text:p>Speedup</text:p>
            </chart:title>
            <chart:grid chart:style-name="ch8" chart:class="major"/>
          </chart:axis>
          <chart:series chart:style-name="ch9" chart:values-cell-range-address="Página1.E8:Página1.E12" chart:class="chart:line">
            <chart:data-point chart:repeated="5"/>
          </chart:series>
          <chart:series chart:style-name="ch10" chart:values-cell-range-address="Página1.C8:Página1.C1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ágina1.C8:Página1.C12</svg:desc>
                </draw:g>
              </table:table-cell>
              <table:table-cell office:value-type="float" office:value="1">
                <text:p>1</text:p>
                <draw:g>
                  <svg:desc>Página1.E8:Página1.E12</svg:desc>
                </draw:g>
              </table:table-cell>
              <table:table-cell office:value-type="float" office:value="1">
                <text:p>1</text:p>
                <draw:g>
                  <svg:desc>Página1.C8:Página1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8091483636819">
                <text:p>1.98091483636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0434455317776">
                <text:p>3.40434455317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191314709387">
                <text:p>4.191314709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86532356532357">
                <text:p>3.8653235653235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ccccc" draw:fill-color="#cccccc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996cm" svg:y="4.36cm" style:legend-expansion="high" chart:style-name="ch2"/>
        <chart:plot-area chart:style-name="ch3" table:cell-range-address="Página1.C8:Página1.C12 Página1.F8:Página1.G12" chart:data-source-has-labels="column" svg:x="1.377cm" svg:y="0.196cm" svg:width="11.302cm" svg:height="8.394cm">
          <chartooo:coordinate-region svg:x="1.954cm" svg:y="0.396cm" svg:width="10.538cm" svg:height="7.697cm"/>
          <chart:axis chart:dimension="x" chart:name="primary-x" chart:style-name="ch4" chartooo:axis-type="text">
            <chart:title svg:x="5.667cm" svg:y="8.787cm" chart:style-name="ch5">
              <text:p>N processadores</text:p>
            </chart:title>
            <chart:categories table:cell-range-address="Página1.C8:Página1.C12"/>
          </chart:axis>
          <chart:axis chart:dimension="y" chart:name="primary-y" chart:style-name="ch6">
            <chart:title svg:x="0.451cm" svg:y="5.211cm" chart:style-name="ch7">
              <text:p>Eficiência</text:p>
            </chart:title>
            <chart:grid chart:style-name="ch8" chart:class="major"/>
          </chart:axis>
          <chart:series chart:style-name="ch9" chart:values-cell-range-address="Página1.F8:Página1.F12" chart:class="chart:line">
            <chart:data-point chart:repeated="5"/>
          </chart:series>
          <chart:series chart:style-name="ch10" chart:values-cell-range-address="Página1.G8:Página1.G1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ágina1.C8:Página1.C12</svg:desc>
                </draw:g>
              </table:table-cell>
              <table:table-cell office:value-type="float" office:value="1">
                <text:p>1</text:p>
                <draw:g>
                  <svg:desc>Página1.F8:Página1.F12</svg:desc>
                </draw:g>
              </table:table-cell>
              <table:table-cell office:value-type="float" office:value="0.3">
                <text:p>0.3</text:p>
                <draw:g>
                  <svg:desc>Página1.G8:Página1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0457418184094">
                <text:p>0.9904574181840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5108613829444">
                <text:p>0.851086138294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3914338673375">
                <text:p>0.5239143386733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1582722832723">
                <text:p>0.24158272283272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